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 fo:text-align="center"/>
      <style:text-properties fo:language="fr" fo:country="FR"/>
    </style:style>
    <style:style style:name="P2" style:parent-style-name="Textbody" style:family="paragraph">
      <style:paragraph-properties fo:margin-left="0.25in">
        <style:tab-stops/>
      </style:paragraph-properties>
      <style:text-properties fo:language="fr" fo:country="FR"/>
    </style:style>
    <style:style style:name="T3" style:parent-style-name="Policepardéfaut" style:family="text">
      <style:text-properties fo:font-size="16pt" style:font-size-asian="16pt" style:font-size-complex="16pt"/>
    </style:style>
    <style:style style:name="P4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5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6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7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8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9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0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1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2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3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4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5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6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7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8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9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20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21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22" style:parent-style-name="Textbody" style:family="paragraph">
      <style:text-properties fo:language="fr" fo:country="FR"/>
    </style:style>
    <style:style style:name="P23" style:parent-style-name="Titre2" style:family="paragraph">
      <style:text-properties fo:font-size="16pt" style:font-size-asian="16pt" style:font-size-complex="16pt"/>
    </style:style>
    <style:style style:name="P24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25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26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27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28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29" style:parent-style-name="Textbody" style:family="paragraph">
      <style:text-properties fo:language="fr" fo:country="FR"/>
    </style:style>
  </office:automatic-styles>
  <office:body>
    <office:text text:use-soft-page-breaks="true">
      <text:h text:style-name="P1" text:outline-level="1">Règles de calcul du ELO</text:h>
      <text:p text:style-name="P2"/>
      <text:h text:style-name="Titre2" text:outline-level="2"><text:span text:style-name="T3">Procédure</text:span></text:h>
      <text:p text:style-name="Normal"/>
      <text:list text:style-name="LFO1" text:continue-numbering="true">
        <text:list-item>
          <text:p text:style-name="P4">Deux modes distincts sont considérés : parties BLITZ et CLASSIQUES. La distinction se fait sur le paramètre “no-message” des parties</text:p>
        </text:list-item>
        <text:list-item>
          <text:p text:style-name="P5">Un ELO distinct est géré pour chacun des rôles possibles sur la partie.</text:p>
        </text:list-item>
        <text:list-item>
          <text:p text:style-name="P6">Seules sont prises en compte les parties avec le paramètre “used-for-elo” à vrai</text:p>
        </text:list-item>
        <text:list-item>
          <text:p text:style-name="P7">Pour être prise en compte une partie doit être dans l’état “terminée” (et pas “distinguée”)</text:p>
        </text:list-item>
        <text:list-item>
          <text:p text:style-name="P8">L’ordre de prise en compte des parties est celui chronologique croissant de la première résolution (Printemps 1901)</text:p>
        </text:list-item>
        <text:list-item>
          <text:p text:style-name="P9">La méthode de scorage attaché à la partie est appliquée pour déterminer le scorage sur la partie</text:p>
        </text:list-item>
        <text:list-item>
          <text:p text:style-name="P10">La performance obtenue d’un joueur sur la partie est obtenue en ramenant les scorages dans l’intervalle [0, 1] de manière proportionnelle et de sorte que leur somme soit égale à 1</text:p>
        </text:list-item>
        <text:list-item>
          <text:p text:style-name="P11">La performance attendue d’un joueur sur la partie est déterminée par la formule suivante :</text:p>
          <text:list text:continue-numbering="true">
            <text:list-item>
              <text:p text:style-name="P12">Somme [1 / (1 + 10 ^ (ELO(autre joueur avec son rôle) – ELO(joueur avec son rôle) / D) ] / [ nombre de joueurs sur la partie x (nombre de joueurs sur la partie – 1) / D ]</text:p>
            </text:list-item>
            <text:list-item>
              <text:p text:style-name="P13">Un joueur qui n’a jamais joué le pays se voir attribuer avec un ELO de ELO_DEF</text:p>
            </text:list-item>
          </text:list>
        </text:list-item>
        <text:list-item>
          <text:p text:style-name="P14">Un perdant est un joueur qui a obtenu la marque minimale sur la partie, il ne doit pas gagner de points</text:p>
        </text:list-item>
        <text:list-item>
          <text:p text:style-name="P15">Un gagnant est un joueur qui a obtenu la marque maximale sur la partie, il ne doit pas perdre de points</text:p>
        </text:list-item>
        <text:list-item>
          <text:p text:style-name="P16">Une partie incomplète (pas tous les joueurs) ne doit pas être prise en compte<text:s/></text:p>
        </text:list-item>
        <text:list-item>
          <text:p text:style-name="P17">Le changement de ELO d’un joueur sur la partie est déterminé par la formule suivante :</text:p>
          <text:list text:continue-numbering="true">
            <text:list-item>
              <text:p text:style-name="P18">ELO(joueur avec son rôle) += k x nombre de joueurs de la partie * (nombre de joueurs de la partie – 1) / 2 x performance réalisée(joueur avec son rôle) – performance attendue(joueur avec son rôle)</text:p>
            </text:list-item>
            <text:list-item>
              <text:p text:style-name="P19">k = max(KMAX/2, KMAX – nombre de parties jouées par(joueur avec son rôle)<text:s/>/ K_SLOPE)</text:p>
            </text:list-item>
          </text:list>
        </text:list-item>
        <text:list-item>
          <text:p text:style-name="P20">Le ELO est minoré par ELO_MIN (s’il est inférieur il est ramené à cette valeur)</text:p>
        </text:list-item>
        <text:list-item>
          <text:p text:style-name="P21">Le ELO global d’un joueur est égal à la moyenne des ELO du joueur avec tous les rôles (ou ELO_DEF pour un rôle qui n’a pas été joué)</text:p>
        </text:list-item>
      </text:list>
      <text:p text:style-name="P22"/>
      <text:h text:style-name="P23" text:outline-level="2">Valeur des constantes</text:h>
      <text:p text:style-name="Normal"/>
      <text:list text:style-name="LFO1" text:continue-numbering="true">
        <text:list-item>
          <text:list>
            <text:list-item>
              <text:p text:style-name="P24">ELO_MIN = 1000</text:p>
            </text:list-item>
            <text:list-item>
              <text:p text:style-name="P25">ELO_DEF = 1500</text:p>
            </text:list-item>
            <text:list-item>
              <text:p text:style-name="P26">D = 400</text:p>
            </text:list-item>
            <text:list-item>
              <text:p text:style-name="P27">KMAX = 40</text:p>
            </text:list-item>
            <text:list-item>
              <text:p text:style-name="P28">K_SLOPE = 2</text:p>
            </text:list-item>
          </text:list>
        </text:list-item>
      </text:list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font-size="16pt" style:font-size-asian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remie LEFRANCOIS</dc:creator>
    <meta:creation-date>2020-11-08T15:43:00Z</meta:creation-date>
    <dc:date>2022-09-07T16:51:00Z</dc:date>
    <meta:template xlink:href="Normal.dotm" xlink:type="simple"/>
    <meta:editing-cycles>11</meta:editing-cycles>
    <meta:editing-duration>PT4320S</meta:editing-duration>
    <meta:document-statistic meta:page-count="2" meta:paragraph-count="4" meta:word-count="323" meta:character-count="2098" meta:row-count="14" meta:non-whitespace-character-count="1779"/>
  </office:meta>
</office:document-meta>
</file>